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937" officeooo:paragraph-rsid="000e7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ds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0:57:29.340263366</meta:creation-date>
    <dc:date>2017-10-31T10:57:44.442645022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1.6.2$Linux_X86_64 LibreOffice_project/10m0$Build-2</meta:generator>
  </office:meta>
</office:document-meta>
</file>